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a981a" officeooo:paragraph-rsid="001a981a"/>
    </style:style>
    <style:style style:name="P2" style:family="paragraph" style:parent-style-name="Standard">
      <style:text-properties officeooo:rsid="001c36be" officeooo:paragraph-rsid="001c36be"/>
    </style:style>
    <style:style style:name="P3" style:family="paragraph" style:parent-style-name="Standard">
      <style:text-properties officeooo:rsid="001cef08" officeooo:paragraph-rsid="001cef08"/>
    </style:style>
    <style:style style:name="T1" style:family="text">
      <style:text-properties officeooo:rsid="001bfa0f"/>
    </style:style>
    <style:style style:name="T2" style:family="text">
      <style:text-properties officeooo:rsid="001c36be"/>
    </style:style>
    <style:style style:name="T3" style:family="text">
      <style:text-properties officeooo:rsid="001cef08"/>
    </style:style>
    <style:style style:name="T4" style:family="text">
      <style:text-properties officeooo:rsid="001ed13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utes: <text:span text:style-name="T1">27</text:span> Mar 2020</text:p>
      <text:p text:style-name="P1">Group I</text:p>
      <text:p text:style-name="P1">Present: <text:span text:style-name="T2">C</text:span>olin, Mariah, <text:span text:style-name="T2">Peter, </text:span>Stefan </text:p>
      <text:p text:style-name="P1">Absent: <text:span text:style-name="T2">Alex</text:span></text:p>
      <text:p text:style-name="P1">Started: 2:0<text:span text:style-name="T2">3</text:span> pm</text:p>
      <text:p text:style-name="P1"/>
      <text:p text:style-name="P2">This meeting was focused on catching up after the extended Spring Break, and identifying what needed to be done for the following week. Many group members had been displaced from the recent pandemic, and so this was not an intensive session of code analysis. Stefan had completed a chunk of the work needing to be done, as the file reading and line painting had for the most part, been completed. </text:p>
      <text:p text:style-name="P1"/>
      <text:p text:style-name="P1"><text:span text:style-name="T2">Alex had to attend physical therapy</text:span>.</text:p>
      <text:p text:style-name="P1"/>
      <text:p text:style-name="P3">The meeting began with Stefan keeping all members informed on where he was with the file reading and line painting. Most of the work remaining with this functionality required some debugging, and Stefan was happy to continue with this. Colin and Stefan had a quick chat a few days before this meeting on what could be done in parallel with this <text:span text:style-name="T4">file reading </text:span>work, and reset button functionality was the final conclusion. </text:p>
      <text:p text:style-name="P1"/>
      <text:p text:style-name="P3">Mariah also agreed to help Colin with this reset button functionality, as no work had been started on this milestone.</text:p>
      <text:p text:style-name="P1"/>
      <text:p text:style-name="P3">Peter had a few questions about how the parseFile() function read byte information. Stefan explained his use of a single byte array of size [4] to read each section of the file in chunks, and put applicable information into intermediate data structures.</text:p>
      <text:p text:style-name="P3"/>
      <text:p text:style-name="P3">Colin suggested that everyone get up-to-date with Discord and Zoom, as it is much easier to communicate and do code reviews that way. We all agreed, and Colin set up the first Discord server for this meeting.</text:p>
      <text:p text:style-name="P1"/>
      <text:p text:style-name="P3">Stefan was not able to join this Discord session, as he was currently occupied with his other job as a Transit Demand dispatcher. </text:p>
      <text:p text:style-name="P3"/>
      <text:p text:style-name="P3">All other members joined the Discord server, and did a live demo on what had been done so far for the program, and identified what needed to be done for reset functionality.</text:p>
      <text:p text:style-name="P1"/>
      <text:p text:style-name="P1">Meeting ended: 3:<text:span text:style-name="T3">30</text:span> 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09:48:20.495304126</meta:creation-date>
    <dc:date>2020-04-07T10:46:31.359340348</dc:date>
    <meta:editing-duration>PT47M59S</meta:editing-duration>
    <meta:editing-cycles>4</meta:editing-cycles>
    <meta:generator>LibreOffice/5.2.7.2$Linux_X86_64 LibreOffice_project/20m0$Build-2</meta:generator>
    <meta:document-statistic meta:table-count="0" meta:image-count="0" meta:object-count="0" meta:page-count="1" meta:paragraph-count="14" meta:word-count="322" meta:character-count="1850" meta:non-whitespace-character-count="1538"/>
  </office:meta>
</office:document-meta>
</file>